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906991" text:style-name="L1">
        <text:list-item>
          <text:p text:style-name="P1">Зробити окрему таблицю для ієрархій сервісів.</text:p>
        </text:list-item>
        <text:list-item>
          <text:p text:style-name="P1">Зробити матрицю сегментів на послуги SERVICE_SEGMENT_MAP</text:p>
        </text:list-item>
        <text:list-item>
          <text:p text:style-name="P1">Команда має посилатися не на послугу, а на матрицю сегмент-послуга.</text:p>
        </text:list-item>
        <text:list-item>
          <text:p text:style-name="P1">Створити таблицю версіонності.</text:p>
        </text:list-item>
        <text:list-item>
          <text:p text:style-name="P1">Перейменувати SERVICE_MAP/SERVICE_DEPENDENCY_MAP</text:p>
        </text:list-item>
        <text:list-item>
          <text:p text:style-name="P1">Додати дати та версію в табличку COMMAND</text:p>
        </text:list-item>
        <text:list-item>
          <text:p text:style-name="P1">Додати ієрархію параметрів в COMMAND_PARAMETER</text:p>
        </text:list-item>
        <text:list-item>
          <text:p text:style-name="P1">Створити табличку FLOW замість CHAIN.</text:p>
        </text:list-item>
        <text:list-item>
          <text:p text:style-name="P1">Перейменувати REQUEST/ORDER</text:p>
        </text:list-item>
        <text:list-item>
          <text:p text:style-name="P1">Перейменувати REQUEST_STATUS/ORDER_STATUS, REQUEST_ERROR/ORDER_ERROR.</text:p>
        </text:list-item>
        <text:list-item>
          <text:p text:style-name="P1">Додати ієрархію в REQUEST_PARAMETER</text:p>
        </text:list-item>
        <text:list-item>
          <text:p text:style-name="P1">REQUESTED_DATE/FETCH_DATE</text:p>
        </text:list-item>
        <text:list-item>
          <text:p text:style-name="P1">Додати мапінг команд на команди хендлерів.</text:p>
        </text:list-item>
        <text:list-item>
          <text:p text:style-name="P1">Додати мапінг сервісів на сервіси хендлерів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Shmygelskyy</meta:initial-creator>
    <meta:creation-date>2014-11-03T12:19:05</meta:creation-date>
    <dc:date>2014-11-03T13:55:18</dc:date>
    <dc:creator>Serge Shmygelskyy</dc:creator>
    <meta:editing-duration>PT1H5M33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14" meta:word-count="80" meta:character-count="33" meta:non-whitespace-character-count="592"/>
  </office:meta>
</office:document-meta>
</file>